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b5" officeooo:paragraph-rsid="001b91b5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Source Code Pro" fo:font-size="12.8000001907349pt"/>
    </style:style>
    <style:style style:name="P4" style:family="paragraph" style:parent-style-name="Preformatted_20_Text">
      <style:text-properties fo:color="#a9b7c6" style:font-name="Source Code Pro" fo:font-size="12.8000001907349pt" officeooo:rsid="001b91b5" officeooo:paragraph-rsid="001b91b5"/>
    </style:style>
    <style:style style:name="P5" style:family="paragraph" style:parent-style-name="Preformatted_20_Text">
      <style:text-properties fo:color="#a9b7c6" officeooo:paragraph-rsid="001ea406"/>
    </style:style>
    <style:style style:name="P6" style:family="paragraph" style:parent-style-name="Preformatted_20_Text">
      <style:text-properties fo:color="#629755"/>
    </style:style>
    <style:style style:name="P7" style:family="paragraph" style:parent-style-name="Preformatted_20_Text">
      <style:text-properties fo:color="#629755" style:font-name="Source Code Pro" fo:font-size="12.8000001907349pt" fo:font-style="italic"/>
    </style:style>
    <style:style style:name="P8" style:family="paragraph" style:parent-style-name="Preformatted_20_Text">
      <style:text-properties fo:color="#bbb529" style:font-name="Source Code Pro" fo:font-size="12.8000001907349pt"/>
    </style:style>
    <style:style style:name="P9" style:family="paragraph" style:parent-style-name="Preformatted_20_Text">
      <style:text-properties fo:color="#808080"/>
    </style:style>
    <style:style style:name="P10" style:family="paragraph" style:parent-style-name="Preformatted_20_Text">
      <style:text-properties fo:color="#808080" style:font-name="Source Code Pro" fo:font-size="12.8000001907349pt"/>
    </style:style>
    <style:style style:name="P11" style:family="paragraph" style:parent-style-name="Preformatted_20_Text">
      <style:text-properties fo:color="#808080" officeooo:paragraph-rsid="001ea406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2.8000001907349pt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2.8000001907349pt"/>
    </style:style>
    <style:style style:name="T3" style:family="text">
      <style:text-properties fo:color="#cc7832" style:font-name="Source Code Pro" fo:font-size="12.8000001907349pt" officeooo:rsid="001ea406"/>
    </style:style>
    <style:style style:name="T4" style:family="text">
      <style:text-properties fo:color="#cc7832" officeooo:rsid="001ea406"/>
    </style:style>
    <style:style style:name="T5" style:family="text">
      <style:text-properties fo:color="#bbb529"/>
    </style:style>
    <style:style style:name="T6" style:family="text">
      <style:text-properties fo:color="#bbb529" style:font-name="Source Code Pro" fo:font-size="12.8000001907349pt"/>
    </style:style>
    <style:style style:name="T7" style:family="text">
      <style:text-properties style:font-name="Source Code Pro" fo:font-size="12.8000001907349pt"/>
    </style:style>
    <style:style style:name="T8" style:family="text">
      <style:text-properties style:font-name="Source Code Pro" fo:font-size="12.8000001907349pt" fo:font-style="italic"/>
    </style:style>
    <style:style style:name="T9" style:family="text">
      <style:text-properties style:font-name="Source Code Pro" fo:font-size="12.8000001907349pt" officeooo:rsid="001e13eb"/>
    </style:style>
    <style:style style:name="T10" style:family="text">
      <style:text-properties style:font-name="Source Code Pro" fo:font-size="12.8000001907349pt" fo:background-color="#344134" loext:char-shading-value="0"/>
    </style:style>
    <style:style style:name="T11" style:family="text">
      <style:text-properties fo:color="#629755"/>
    </style:style>
    <style:style style:name="T12" style:family="text">
      <style:text-properties fo:color="#629755" style:font-name="Source Code Pro" fo:font-size="12.8000001907349pt" fo:font-style="italic"/>
    </style:style>
    <style:style style:name="T13" style:family="text">
      <style:text-properties fo:color="#629755" style:font-name="Source Code Pro" fo:font-size="12.8000001907349pt" fo:font-style="italic" fo:font-weight="bold"/>
    </style:style>
    <style:style style:name="T14" style:family="text">
      <style:text-properties fo:color="#6a8759" style:font-name="Source Code Pro" fo:font-size="12.8000001907349pt"/>
    </style:style>
    <style:style style:name="T15" style:family="text">
      <style:text-properties fo:color="#ffc66d" style:font-name="Source Code Pro" fo:font-size="12.8000001907349pt"/>
    </style:style>
    <style:style style:name="T16" style:family="text">
      <style:text-properties fo:color="#9876aa" style:font-name="Source Code Pro" fo:font-size="12.8000001907349pt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 fo:font-size="12.8000001907349pt"/>
    </style:style>
    <style:style style:name="T19" style:family="text">
      <style:text-properties fo:color="#d0d0ff"/>
    </style:style>
    <style:style style:name="T20" style:family="text">
      <style:text-properties fo:color="#6897bb"/>
    </style:style>
    <style:style style:name="T21" style:family="text">
      <style:text-properties fo:background-color="#344134" loext:char-shading-value="0"/>
    </style:style>
    <style:style style:name="T22" style:family="text">
      <style:text-properties fo:color="#a9b7c6" style:font-name="Source Code Pro" fo:font-size="12.8000001907349pt" fo:background-color="#34413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files DB borrados</text:p>
      <text:p text:style-name="P1"/>
      <text:p text:style-name="P1">GastosDao</text:p>
      <text:p text:style-name="P1"/>
      <text:p text:style-name="P4"><text:span text:style-name="T1">package </text:span>com.buendiasoftware.bancarota<text:span text:style-name="T1">;</text:span></text:p>
      <text:p text:style-name="P3"><text:span text:style-name="T1">import </text:span>android.arch.persistence.room.<text:span text:style-name="T5">Dao</text:span><text:span text:style-name="T1">;</text:span></text:p>
      <text:p text:style-name="P3"><text:span text:style-name="T1">import </text:span>android.arch.persistence.room.<text:span text:style-name="T5">Query</text:span><text:span text:style-name="T1">;</text:span></text:p>
      <text:p text:style-name="P7">/**</text:p>
      <text:p text:style-name="P6"><text:s/><text:span text:style-name="T8">* Created by leonardo on 22/02/18.</text:span></text:p>
      <text:p text:style-name="P6"><text:s/><text:span text:style-name="T8">*/</text:span></text:p>
      <text:p text:style-name="P8">@Dao</text:p>
      <text:p text:style-name="P3"><text:span text:style-name="T1">public interface </text:span>GastosDao {</text:p>
      <text:p text:style-name="P2"><text:s text:c="4"/><text:span text:style-name="T12">/**</text:span></text:p>
      <text:p text:style-name="P6"><text:s text:c="5"/><text:span text:style-name="T8">* Suma los gastos de la categoria alimentos del dia de hoy</text:span></text:p>
      <text:p text:style-name="P2"><text:span text:style-name="T11"><text:s text:c="5"/></text:span><text:span text:style-name="T12">* </text:span><text:span text:style-name="T13">@return </text:span><text:span text:style-name="T12">el gasto en alimentos</text:span></text:p>
      <text:p text:style-name="P6"><text:s text:c="5"/><text:span text:style-name="T8">*/</text:span></text:p>
      <text:p text:style-name="P2"><text:span text:style-name="T11"><text:s text:c="4"/></text:span><text:span text:style-name="T6">@Query</text:span><text:span text:style-name="T7">(</text:span><text:span text:style-name="T14">"SELECT * FROM Gastos"</text:span><text:span text:style-name="T7">)</text:span></text:p>
      <text:p text:style-name="P2"><text:s text:c="12"/><text:span text:style-name="T2">int </text:span><text:span text:style-name="T15">gastoAlimentario</text:span><text:span text:style-name="T7">()</text:span><text:span text:style-name="T2">;</text:span></text:p>
      <text:p text:style-name="P12">}</text:p>
      <text:p text:style-name="P1"/>
      <text:p text:style-name="P1"/>
      <text:p text:style-name="P1">Gastos</text:p>
      <text:p text:style-name="P4"><text:span text:style-name="T1">package </text:span>com.buendiasoftware.bancarota<text:span text:style-name="T1">;</text:span></text:p>
      <text:p text:style-name="P3"><text:span text:style-name="T1">import </text:span>android.arch.persistence.room.<text:span text:style-name="T5">ColumnInfo</text:span><text:span text:style-name="T1">;</text:span></text:p>
      <text:p text:style-name="P3"><text:span text:style-name="T1">import </text:span>android.arch.persistence.room.<text:span text:style-name="T5">Entity</text:span><text:span text:style-name="T1">;</text:span></text:p>
      <text:p text:style-name="P3"><text:span text:style-name="T1">import </text:span>android.arch.persistence.room.<text:span text:style-name="T5">Ignore</text:span><text:span text:style-name="T1">;</text:span></text:p>
      <text:p text:style-name="P3"><text:span text:style-name="T1">import </text:span>android.arch.persistence.room.<text:span text:style-name="T5">PrimaryKey</text:span><text:span text:style-name="T1">;</text:span></text:p>
      <text:p text:style-name="P3"><text:span text:style-name="T1">import </text:span>android.graphics.Bitmap<text:span text:style-name="T1">;</text:span></text:p>
      <text:p text:style-name="P7">/**</text:p>
      <text:p text:style-name="P6"><text:s/><text:span text:style-name="T8">* Created by leonardo on 20/02/18.</text:span></text:p>
      <text:p text:style-name="P6"><text:s/><text:span text:style-name="T8">*/</text:span></text:p>
      <text:p text:style-name="P8">@Entity</text:p>
      <text:p text:style-name="P3"><text:span text:style-name="T1">public class </text:span>Gastos {</text:p>
      <text:p text:style-name="P2"><text:s text:c="4"/><text:span text:style-name="T6">@PrimaryKey</text:span></text:p>
      <text:p text:style-name="P2"><text:span text:style-name="T5"><text:s text:c="4"/></text:span><text:span text:style-name="T2">public int </text:span><text:span text:style-name="T16">id</text:span><text:span text:style-name="T2">;</text:span></text:p>
      <text:p text:style-name="P2"><text:span text:style-name="T1"><text:s text:c="4"/></text:span><text:span text:style-name="T18">//@ColumnInfo(name= "dia")</text:span></text:p>
      <text:p text:style-name="P9"><text:s text:c="4"/><text:span text:style-name="T7">//comentado en la 2da ronda</text:span></text:p>
      <text:p text:style-name="P9"><text:s text:c="3"/><text:span text:style-name="T7">/* private String dia;</text:span></text:p>
      <text:p text:style-name="P9"><text:s text:c="2"/><text:span text:style-name="T7">// <text:s/>@Override</text:span></text:p>
      <text:p text:style-name="P9"><text:s text:c="4"/><text:span text:style-name="T7">//public String getDia(){</text:span></text:p>
      <text:p text:style-name="P9"><text:s text:c="5"/><text:span text:style-name="T7">// <text:s text:c="2"/>return dia;</text:span></text:p>
      <text:p text:style-name="P9"><text:s text:c="4"/><text:span text:style-name="T7">//}</text:span></text:p>
      <text:p text:style-name="P9"><text:s text:c="4"/><text:span text:style-name="T7">//public void setDia(String dia){</text:span></text:p>
      <text:p text:style-name="P9"><text:s text:c="6"/><text:span text:style-name="T7">// <text:s/>this.dia=dia;</text:span></text:p>
      <text:p text:style-name="P9"><text:s text:c="4"/><text:span text:style-name="T7">//}</text:span></text:p>
      <text:p text:style-name="P9"><text:soft-page-break/><text:s text:c="4"/><text:span text:style-name="T7">*/</text:span></text:p>
      <text:p text:style-name="P9"><text:s text:c="3"/><text:span text:style-name="T7">// @ColumnInfo(name= "</text:span><text:span text:style-name="T9">C</text:span><text:span text:style-name="T7">ategoria")</text:span></text:p>
      <text:p text:style-name="P9"><text:s text:c="2"/><text:span text:style-name="T7">// <text:s/>public String categoria_;</text:span></text:p>
      <text:p text:style-name="P9"><text:s text:c="3"/><text:span text:style-name="T7">// @ColumnInfo(name= "subcategoria")</text:span></text:p>
      <text:p text:style-name="P9"><text:s text:c="3"/><text:span text:style-name="T7">// public String subcategoria_;</text:span></text:p>
      <text:p text:style-name="P9"><text:s text:c="2"/><text:span text:style-name="T7">// <text:s/>@ColumnInfo(name= "gasto")</text:span></text:p>
      <text:p text:style-name="P9"><text:s text:c="2"/><text:span text:style-name="T7">// <text:s/>public int gasto_=0;</text:span></text:p>
      <text:p text:style-name="P2"><text:bookmark-start text:name="__DdeLink__450_759268156"/><text:span text:style-name="T17"><text:s text:c="4"/></text:span><text:span text:style-name="T6">@Ignore</text:span></text:p>
      <text:p text:style-name="P2"><text:span text:style-name="T5"><text:s text:c="4"/></text:span><text:span text:style-name="T7">Bitmap </text:span><text:span text:style-name="T16">picture</text:span><text:span text:style-name="T2">;</text:span><text:bookmark-end text:name="__DdeLink__450_759268156"/></text:p>
      <text:p text:style-name="P12">}</text:p>
      <text:p text:style-name="P1"/>
      <text:p text:style-name="P1"/>
      <text:p text:style-name="P1">gastosDatabase</text:p>
      <text:p text:style-name="P4"><text:span text:style-name="T1">package </text:span>com.buendiasoftware.bancarota<text:span text:style-name="T1">;</text:span></text:p>
      <text:p text:style-name="P3"><text:span text:style-name="T1">import </text:span>android.arch.persistence.room.<text:span text:style-name="T5">Database</text:span><text:span text:style-name="T1">;</text:span></text:p>
      <text:p text:style-name="P3"><text:span text:style-name="T1">import </text:span>android.arch.persistence.room.Room<text:span text:style-name="T1">;</text:span></text:p>
      <text:p text:style-name="P3"><text:span text:style-name="T1">import </text:span>android.arch.persistence.room.RoomDatabase<text:span text:style-name="T1">;</text:span></text:p>
      <text:p text:style-name="P3"><text:span text:style-name="T1">import </text:span>android.arch.persistence.room.<text:span text:style-name="T5">TypeConverter</text:span><text:span text:style-name="T1">;</text:span></text:p>
      <text:p text:style-name="P3"><text:span text:style-name="T1">import </text:span>android.arch.persistence.room.<text:span text:style-name="T5">TypeConverters</text:span><text:span text:style-name="T1">;</text:span></text:p>
      <text:p text:style-name="P3"><text:span text:style-name="T1">import </text:span>android.content.Context<text:span text:style-name="T1">;</text:span></text:p>
      <text:p text:style-name="P7">/**</text:p>
      <text:p text:style-name="P6"><text:s/><text:span text:style-name="T8">* Created by leonardo on 22/02/18.</text:span></text:p>
      <text:p text:style-name="P6"><text:s/><text:span text:style-name="T8">*/</text:span></text:p>
      <text:p text:style-name="P10">//comentado en la 2da ronda</text:p>
      <text:p text:style-name="P10">//@Database(entities={Gastos.class}, version=1, exportSchema = false)</text:p>
      <text:p text:style-name="P3"><text:span text:style-name="T5">@Database</text:span>(<text:span text:style-name="T19">entities</text:span>={Gastos.<text:span text:style-name="T1">class</text:span>}<text:span text:style-name="T1">, </text:span><text:span text:style-name="T19">version</text:span>=<text:span text:style-name="T20">1</text:span>)</text:p>
      <text:p text:style-name="P3"><text:span text:style-name="T1">public abstract class </text:span><text:span text:style-name="T4">G</text:span><text:span text:style-name="T21">astosDatabase</text:span> <text:span text:style-name="T1">extends </text:span>RoomDatabase {</text:p>
      <text:p text:style-name="P2"><text:s text:c="4"/><text:span text:style-name="T2">public abstract </text:span><text:span text:style-name="T7">GastosDao </text:span><text:span text:style-name="T15">gastosDao</text:span><text:span text:style-name="T7">()</text:span><text:span text:style-name="T2">;</text:span></text:p>
      <text:p text:style-name="P5"><text:span text:style-name="T1"><text:s text:c="4"/></text:span><text:span text:style-name="T18">// </text:span><text:span text:style-name="T3">G</text:span><text:span text:style-name="T10">astosDatabase</text:span><text:span text:style-name="T18"> db = Room.databaseBuilder(</text:span><text:span text:style-name="T3">G</text:span><text:span text:style-name="T10">astosDatabase </text:span><text:span text:style-name="T18">.class, "database-name").build();</text:span></text:p>
      <text:p text:style-name="P9"><text:s text:c="4"/><text:span text:style-name="T7">// <text:s/>private static gastosDatabase INSTANCE;</text:span></text:p>
      <text:p text:style-name="P10">/*</text:p>
      <text:p text:style-name="P9"><text:s text:c="4"/><text:span text:style-name="T7">//comentado en la 2da ronda</text:span></text:p>
      <text:p text:style-name="P10">*/</text:p>
      <text:p text:style-name="P9"><text:s text:c="3"/><text:span text:style-name="T7">/* public static <text:s/>gastosDatabase getInstance(Context context){</text:span></text:p>
      <text:p text:style-name="P9"><text:s text:c="8"/><text:span text:style-name="T7">if(INSTANCE==null){</text:span></text:p>
      <text:p text:style-name="P11"><text:s text:c="12"/><text:span text:style-name="T7">INSTANCE=Room.databaseBuilder(context.getApplicationContext(),</text:span><text:span text:style-name="T3">G</text:span><text:span text:style-name="T22">astosDatabase </text:span><text:span text:style-name="T7">.class,"gastosDB").build();</text:span></text:p>
      <text:p text:style-name="P9"><text:s text:c="8"/><text:span text:style-name="T7">}</text:span></text:p>
      <text:p text:style-name="P9"><text:s text:c="8"/><text:span text:style-name="T7">return INSTANCE;</text:span></text:p>
      <text:p text:style-name="P9"><text:s text:c="4"/><text:span text:style-name="T7">}*/</text:span></text:p>
      <text:p text:style-name="P11"><text:s/><text:span text:style-name="T7">// </text:span><text:span text:style-name="T3">G</text:span><text:span text:style-name="T22">astosDatabase</text:span><text:span text:style-name="T7"> db = Room.databaseBuilder(getApplicationContext()), </text:span><text:span text:style-name="T3">G</text:span><text:span text:style-name="T22">astosDatabase</text:span><text:span text:style-name="T7">.class,"gastosDatabase").build();</text:span></text:p>
      <text:p text:style-name="P12">}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31:11.549709906</meta:creation-date>
    <dc:date>2018-03-05T15:19:10.469297581</dc:date>
    <meta:editing-duration>PT1H22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219" meta:character-count="2384" meta:non-whitespace-character-count="2060"/>
  </office:meta>
</office:document-meta>
</file>